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color="#b3b3b3"/>
    </style:style>
    <style:style style:name="P3" style:family="paragraph" style:parent-style-name="Standard">
      <style:paragraph-properties fo:line-height="100%"/>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text:p>
      <text:p text:style-name="P1"/>
      <text:p text:style-name="P1">please find enclosed the submission of an original manuscript, titled <text:span text:style-name="T1">Plumed-GUI: an environment for the interactive development of molecular dynamics analysis and biasing scripts</text:span>. <text:s/>In the manuscript, I describe the rationale and use of a Plumed-GUI, a graphical interface integrated with the well known Visual Molecular Dynamic (VMD) software. </text:p>
      <text:p text:style-name="P1"/>
      <text:p text:style-name="P1">The GUI constitutes a front-end to the current version of the Plumed engine, which itself integrates with most current molecular dynamics engines. The scope of the GUI is to solve the problem of efficiently iterating, evaluating and revising analysis definitions for (often complex) collective variables, while relegating their computation to the Plumed backend. <text:s/>Plumed-GUI allows scientists to interactively develop and refine scripts containing sophisticated combinations of collective variables; such scripts can be run to analyze the results of biomolecular simulations, or exported as a basis for force-biasing protocols.</text:p>
      <text:p text:style-name="P1"/>
      <text:p text:style-name="P1">Both the Plumed and Plumed-GUI are mature: Plumed-GUI (version 2.0) is distributed with VMD since about a year, but it had not been described in a formal publication to date; Plumed (version 2.0) has been recently released, and is described in a manuscript that has recently been submitted to your Journal (or will be shortly). Just as the two software are kept in sync and are complementary in scope, we feel that the two papers complement each other (even if with distinct authorship). Therefore, in agreement with Plumed's authors, here we would like propose that the papers are considered for publication in the same issue of the Computer Physics Communications.</text:p>
      <text:p text:style-name="P1"/>
      <text:p text:style-name="P2">The Plumed computing engine is an actively-developed system for computing a variety of reaction coordinates in biomolecular simulations</text:p>
      <text:p text:style-name="P1"/>
      <text:p text:style-name="P1">Best regards,</text:p>
      <text:p text:style-name="P1"/>
      <text:p text:style-name="P3">Toni Giorgino</text:p>
      <text:p text:style-name="P3">Institute for Biomedical Engineering (ISIB)</text:p>
      <text:p text:style-name="P3">National Research Council of Italy (CNR)</text:p>
      <text:p text:style-name="P3">Corso Stati Uniti 4</text:p>
      <text:p text:style-name="P3">I-35127 Padova</text:p>
      <text:p text:style-name="P3"><text:soft-page-break/>Ita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Roman No9 L" style:font-size-asian="10.5pt" style:font-weight-asian="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i </meta:initial-creator>
    <meta:creation-date>2013-02-06T12:24:25</meta:creation-date>
    <dc:date>2013-02-06T14:30:19</dc:date>
    <dc:creator>Toni </dc:creator>
    <meta:editing-duration>PT2H3M34S</meta:editing-duration>
    <meta:editing-cycles>14</meta:editing-cycles>
    <meta:generator>LibreOffice/3.5$Linux_X86_64 LibreOffice_project/350m1$Build-2</meta:generator>
    <meta:printed-by>Toni </meta:printed-by>
    <meta:print-date>2013-02-06T14:23:24</meta:print-date>
    <meta:document-statistic meta:table-count="0" meta:image-count="0" meta:object-count="0" meta:page-count="2" meta:paragraph-count="12" meta:word-count="290" meta:character-count="1935" meta:non-whitespace-character-count="1652"/>
  </office:meta>
</office:document-meta>
</file>